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360000018A376C291F1BCC50E7.png" manifest:media-type="image/png"/>
  <manifest:file-entry manifest:full-path="Pictures/100000010000012A0000017EDF4E214BD48DF560.png" manifest:media-type="image/png"/>
  <manifest:file-entry manifest:full-path="Pictures/100000010000013C0000013A9D28FA430671F321.png" manifest:media-type="image/png"/>
  <manifest:file-entry manifest:full-path="Pictures/10000001000001480000013899DE9A55BA9325CA.png" manifest:media-type="image/png"/>
  <manifest:file-entry manifest:full-path="Pictures/100000010000013A00000164C4804C77C5E6CFAA.png" manifest:media-type="image/png"/>
  <manifest:file-entry manifest:full-path="Pictures/100000010000013E000001737EB2E907C94AB7CE.png" manifest:media-type="image/png"/>
  <manifest:file-entry manifest:full-path="Pictures/100000010000013C0000016C71C16A33D406B973.png" manifest:media-type="image/png"/>
  <manifest:file-entry manifest:full-path="Pictures/100000010000013D00000162E70BEDA7DFD1C7A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5.577cm" svg:height="5.73cm" svg:x="2.165cm" svg:y="1.445cm">
          <draw:image xlink:href="Pictures/100000010000013D00000162E70BEDA7DFD1C7A9.png" xlink:type="simple" xlink:show="embed" xlink:actuate="onLoad" draw:mime-type="image/png">
            <text:p/>
          </draw:image>
        </draw:frame>
        <draw:frame draw:style-name="gr1" draw:text-style-name="P1" draw:layer="layout" svg:width="5.407cm" svg:height="5.73cm" svg:x="8.881cm" svg:y="1.445cm">
          <draw:image xlink:href="Pictures/100000010000013C0000016C71C16A33D406B973.png" xlink:type="simple" xlink:show="embed" xlink:actuate="onLoad" draw:mime-type="image/png">
            <text:p/>
          </draw:image>
        </draw:frame>
        <draw:frame draw:style-name="gr1" draw:text-style-name="P1" draw:layer="layout" svg:width="5.28cm" svg:height="5.653cm" svg:x="15.342cm" svg:y="1.483cm">
          <draw:image xlink:href="Pictures/100000010000013E000001737EB2E907C94AB7CE.png" xlink:type="simple" xlink:show="embed" xlink:actuate="onLoad" draw:mime-type="image/png">
            <text:p/>
          </draw:image>
        </draw:frame>
        <draw:frame draw:style-name="gr1" draw:text-style-name="P1" draw:layer="layout" svg:width="5.602cm" svg:height="5.842cm" svg:x="2.246cm" svg:y="7.985cm">
          <draw:image xlink:href="Pictures/100000010000013A00000164C4804C77C5E6CFAA.png" xlink:type="simple" xlink:show="embed" xlink:actuate="onLoad" draw:mime-type="image/png">
            <text:p/>
          </draw:image>
        </draw:frame>
        <draw:frame draw:style-name="gr1" draw:text-style-name="P1" draw:layer="layout" svg:width="5.461cm" svg:height="5.73cm" svg:x="9.038cm" svg:y="7.862cm">
          <draw:image xlink:href="Pictures/100000010000013C0000013A9D28FA430671F321.png" xlink:type="simple" xlink:show="embed" xlink:actuate="onLoad" draw:mime-type="image/png">
            <text:p/>
          </draw:image>
        </draw:frame>
        <draw:frame draw:style-name="gr1" draw:text-style-name="P1" draw:layer="layout" svg:width="5.49cm" svg:height="5.73cm" svg:x="15.449cm" svg:y="7.862cm">
          <draw:image xlink:href="Pictures/10000001000001480000013899DE9A55BA9325CA.png" xlink:type="simple" xlink:show="embed" xlink:actuate="onLoad" draw:mime-type="image/png">
            <text:p/>
          </draw:image>
        </draw:frame>
        <draw:frame draw:style-name="gr1" draw:text-style-name="P1" draw:layer="layout" svg:width="5.454cm" svg:height="5.467cm" svg:x="21.193cm" svg:y="1.502cm">
          <draw:image xlink:href="Pictures/100000010000012A0000017EDF4E214BD48DF560.png" xlink:type="simple" xlink:show="embed" xlink:actuate="onLoad" draw:mime-type="image/png">
            <text:p/>
          </draw:image>
        </draw:frame>
        <draw:frame draw:style-name="gr1" draw:text-style-name="P1" draw:layer="layout" svg:width="5.403cm" svg:height="5.725cm" svg:x="21.193cm" svg:y="7.875cm">
          <draw:image xlink:href="Pictures/10000001000001360000018A376C291F1BCC50E7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08-13T07:46:19.028734230</meta:creation-date>
    <dc:date>2022-07-14T17:24:48.711788852</dc:date>
    <meta:editing-duration>PT22M54S</meta:editing-duration>
    <meta:editing-cycles>5</meta:editing-cycles>
    <meta:generator>LibreOffice/7.3.4.2$Linux_X86_64 LibreOffice_project/30$Build-2</meta:generator>
    <meta:document-statistic meta:object-count="8"/>
  </office:meta>
</office:document-meta>
</file>